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60pt" style:font-size-asian="60pt" style:font-size-complex="60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48pt" style:font-size-asian="48pt" style:font-size-complex="48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48pt" style:font-size-asian="48pt" style:font-size-complex="48pt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48pt" style:font-size-asian="48pt" style:font-size-complex="48pt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48pt" style:font-size-asian="48pt" style:font-size-complex="48pt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fo:font-size="48pt" style:font-size-asian="48pt" style:font-size-complex="48pt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font-size="48pt" style:font-size-asian="48pt" style:font-size-complex="48pt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 fo:font-size="48pt" style:font-size-asian="48pt" style:font-size-complex="48pt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 fo:font-size="48pt" style:font-size-asian="48pt" style:font-size-complex="48pt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 fo:font-size="48pt" style:font-size-asian="48pt" style:font-size-complex="48pt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 fo:font-size="48pt" style:font-size-asian="48pt" style:font-size-complex="48pt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 fo:font-size="48pt" style:font-size-asian="48pt" style:font-size-complex="48pt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 style:text-position="super 64.5%" fo:font-size="24pt" style:font-size-asian="24pt" style:font-size-complex="24pt"/>
    </style:style>
    <style:style style:name="P14" style:parent-style-name="Standard" style:family="paragraph">
      <style:text-properties fo:font-weight="bold" style:font-weight-asian="bold" style:font-weight-complex="bold" style:text-position="super 64.5%" fo:font-size="24pt" style:font-size-asian="24pt" style:font-size-complex="24pt"/>
    </style:style>
    <style:style style:name="P1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7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7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7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7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7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7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7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7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7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7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8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8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8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8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8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8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8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8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8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8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9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9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9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9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9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9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9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9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9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9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0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0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0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0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0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0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0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0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0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0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1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1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1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1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1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1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1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1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1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1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2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2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2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2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2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2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2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2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2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2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3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3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3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3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3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3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3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3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3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3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4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4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4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4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4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4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4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4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4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4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5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5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5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5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5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5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5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5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5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5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6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6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6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6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6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6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6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6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6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6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7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7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7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7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7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7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7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7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7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7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8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8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8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8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8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8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8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8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8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8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9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9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9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9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9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9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9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9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9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19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0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0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0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0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0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0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0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0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0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0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1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1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1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1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1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1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1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1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1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1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2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2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2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2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2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2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2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2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2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2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3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3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3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3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3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3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3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3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3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3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4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4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4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4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4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4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4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4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4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4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5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5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5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5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5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5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5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5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5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5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6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6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6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6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6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6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6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6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6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6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7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7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7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7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7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7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7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7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7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7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8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8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82" style:parent-style-name="Standard" style:family="paragraph">
      <style:paragraph-properties fo:margin-left="0.4923in" fo:text-indent="-0.4923in">
        <style:tab-stops/>
      </style:paragraph-properties>
      <style:text-properties fo:font-weight="bold" style:font-weight-asian="bold" style:font-weight-complex="bold" style:text-position="super 64.5%" fo:font-size="24pt" style:font-size-asian="24pt" style:font-size-complex="24pt"/>
    </style:style>
    <style:style style:name="P28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8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8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8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8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8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8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9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9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9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9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9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9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9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9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9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29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0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0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0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0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0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0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0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0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0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0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1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1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1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1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1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1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1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1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1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1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2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2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2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2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2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2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2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2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2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2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3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3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3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3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3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3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3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3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3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3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4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4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4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4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4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4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4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4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4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4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5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5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5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5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5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5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5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5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5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5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6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6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6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6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6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6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6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6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6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6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7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7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7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7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7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7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7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7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7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7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8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8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8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8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8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8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8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8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8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8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9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9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9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9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9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9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9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9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9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39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0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0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0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0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0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0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0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0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0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0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1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1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1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1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1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1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1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1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1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1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2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2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2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2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2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2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2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2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2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2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3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3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3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3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3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3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3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3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3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3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4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4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4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4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4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4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4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4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4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4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5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5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5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5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5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5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5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5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5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5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6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6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6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6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6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6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6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6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6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6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7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7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7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7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7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7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7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7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7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7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8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8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8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8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8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8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8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8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8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8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9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9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9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9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9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9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9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9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9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49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0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0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0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0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0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0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0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0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0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0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1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1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1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1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1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1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1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1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1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1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2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2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2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2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2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2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2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2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2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2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3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3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3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3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3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3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3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3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3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3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4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4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4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4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4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4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4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4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4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4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5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5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5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5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5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5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5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5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5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5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6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6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6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6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6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6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6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6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6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6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7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7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7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7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7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7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7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7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7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7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8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8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8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8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8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8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8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8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8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8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9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9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9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9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9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9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9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9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9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59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0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0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0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0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0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0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0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0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0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0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1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1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1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1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1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1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1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1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1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1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2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2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2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2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2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2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2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2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2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2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3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3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3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3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3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3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3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3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3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3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4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4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4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4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4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4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4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4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4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4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5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5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5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5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5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5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5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5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5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5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6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6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6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6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6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6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6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6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6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6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7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7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7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7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7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7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7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7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7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7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8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8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8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8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8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8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8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8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8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8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9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9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9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9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9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9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9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9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9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69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70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70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70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70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70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70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70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70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70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70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71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71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71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71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71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715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716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717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718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719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720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721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722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723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724" style:parent-style-name="Standard" style:family="paragraph">
      <style:paragraph-properties fo:margin-left="0.4923in" fo:text-indent="-0.4923in">
        <style:tab-stops/>
      </style:paragraph-properties>
      <style:text-properties style:text-position="super 65.6%" fo:font-size="16pt" style:font-size-asian="16pt" style:font-size-complex="16pt"/>
    </style:style>
    <style:style style:name="P725" style:parent-style-name="Standard" style:family="paragraph">
      <style:text-properties style:text-position="super 65.6%" fo:font-size="16pt" style:font-size-asian="16pt" style:font-size-complex="16pt"/>
    </style:style>
    <style:style style:name="P726" style:parent-style-name="Standard" style:family="paragraph">
      <style:text-properties style:text-position="super 65.6%" fo:font-size="16pt" style:font-size-asian="16pt" style:font-size-complex="16pt"/>
    </style:style>
    <style:style style:name="P727" style:parent-style-name="Normal" style:family="paragraph">
      <style:paragraph-properties fo:break-before="page"/>
      <style:text-properties style:text-position="super 65.6%" fo:font-size="16pt" style:font-size-asian="16pt" style:font-size-complex="16pt"/>
    </style:style>
    <style:style style:name="P728" style:parent-style-name="Standard" style:family="paragraph">
      <style:paragraph-properties fo:text-align="center"/>
    </style:style>
    <style:style style:name="T729" style:parent-style-name="DefaultParagraphFont" style:family="text">
      <style:text-properties style:text-position="super 64.5%" fo:font-size="24pt" style:font-size-asian="24pt" style:font-size-complex="24pt"/>
    </style:style>
  </office:automatic-styles>
  <office:body>
    <office:text text:use-soft-page-breaks="true">
      <text:p text:style-name="P1">Lab 2</text:p>
      <text:p text:style-name="P2"/>
      <text:p text:style-name="P3">COURSE: EECS 3311</text:p>
      <text:p text:style-name="P4"/>
      <text:p text:style-name="P5">FALL 2017</text:p>
      <text:p text:style-name="P6"/>
      <text:p text:style-name="P7">NAME: Saad Saeed</text:p>
      <text:p text:style-name="P8"/>
      <text:p text:style-name="P9">CSE login: saeeds28</text:p>
      <text:p text:style-name="P10"/>
      <text:p text:style-name="P11"/>
      <text:p text:style-name="P12"/>
      <text:soft-page-break/>
      <text:p text:style-name="P13">Contract view</text:p>
      <text:p text:style-name="P14">Game:</text:p>
      <text:p text:style-name="P15">note</text:p>
      <text:p text:style-name="P16"><text:tab/>description: "A game of peg solitaire."</text:p>
      <text:p text:style-name="P17"><text:tab/>author: ""</text:p>
      <text:p text:style-name="P18"><text:tab/>date: "$Date$"</text:p>
      <text:p text:style-name="P19"><text:tab/>revision:<text:s/>"$Revision$"</text:p>
      <text:p text:style-name="P20"/>
      <text:p text:style-name="P21">class</text:p>
      <text:p text:style-name="P22"><text:tab/>GAME</text:p>
      <text:p text:style-name="P23"/>
      <text:p text:style-name="P24">inherit</text:p>
      <text:p text:style-name="P25"><text:tab/>ANY</text:p>
      <text:p text:style-name="P26"><text:tab/><text:tab/>redefine</text:p>
      <text:p text:style-name="P27"><text:tab/><text:tab/><text:tab/>out</text:p>
      <text:p text:style-name="P28"><text:tab/><text:tab/>end</text:p>
      <text:p text:style-name="P29"/>
      <text:p text:style-name="P30">create</text:p>
      <text:p text:style-name="P31"><text:tab/>make_from_board,</text:p>
      <text:p text:style-name="P32"><text:tab/>make_easy,</text:p>
      <text:p text:style-name="P33"><text:tab/>make_cross,</text:p>
      <text:p text:style-name="P34"><text:tab/>make_plus,</text:p>
      <text:p text:style-name="P35"><text:tab/>make_pyramid,</text:p>
      <text:p text:style-name="P36"><text:tab/>make_arrow,</text:p>
      <text:p text:style-name="P37"><text:tab/>make_diamond,</text:p>
      <text:p text:style-name="P38"><text:tab/>make_skull</text:p>
      <text:p text:style-name="P39"/>
      <text:p text:style-name="P40">feature -- Constructors</text:p>
      <text:p text:style-name="P41"/>
      <text:p text:style-name="P42"><text:tab/>make_from_board (new_board: BOARD)</text:p>
      <text:p text:style-name="P43"><text:tab/><text:tab/><text:tab/>--<text:s/>Initialize a game with 'new_board'.</text:p>
      <text:p text:style-name="P44"><text:tab/><text:tab/>do</text:p>
      <text:p text:style-name="P45"><text:tab/><text:tab/><text:tab/>board := new_board</text:p>
      <text:p text:style-name="P46"><text:tab/><text:tab/>ensure</text:p>
      <text:p text:style-name="P47"><text:tab/><text:tab/><text:tab/>board_set: board.out ~ new_board.out</text:p>
      <text:soft-page-break/>
      <text:p text:style-name="P48"><text:tab/><text:tab/>end</text:p>
      <text:p text:style-name="P49"/>
      <text:p text:style-name="P50"><text:tab/>make_easy</text:p>
      <text:p text:style-name="P51"><text:tab/><text:tab/><text:tab/>-- Initialize a game with easy board.</text:p>
      <text:p text:style-name="P52"><text:tab/><text:tab/>do</text:p>
      <text:p text:style-name="P53"><text:tab/><text:tab/><text:tab/>create board.make_easy</text:p>
      <text:p text:style-name="P54"><text:tab/><text:tab/>ensure</text:p>
      <text:p text:style-name="P55"><text:tab/><text:tab/><text:tab/>board_set: board ~<text:s/>bta.Templates.easy_board</text:p>
      <text:p text:style-name="P56"><text:tab/><text:tab/>end</text:p>
      <text:p text:style-name="P57"/>
      <text:p text:style-name="P58"><text:tab/>make_cross</text:p>
      <text:p text:style-name="P59"><text:tab/><text:tab/><text:tab/>-- Initialize a game with Cross board.</text:p>
      <text:p text:style-name="P60"><text:tab/><text:tab/>do</text:p>
      <text:p text:style-name="P61"><text:tab/><text:tab/><text:tab/>create board.make_cross</text:p>
      <text:p text:style-name="P62"><text:tab/><text:tab/>ensure</text:p>
      <text:p text:style-name="P63"><text:tab/><text:tab/><text:tab/>board_set: board.out ~ bta.Templates.cross_board.out</text:p>
      <text:p text:style-name="P64"><text:tab/><text:tab/>end</text:p>
      <text:p text:style-name="P65"/>
      <text:p text:style-name="P66"><text:tab/>make_plus</text:p>
      <text:p text:style-name="P67"><text:tab/><text:tab/><text:tab/>-- Initialize a game with Plus board.</text:p>
      <text:p text:style-name="P68"><text:tab/><text:tab/>do</text:p>
      <text:p text:style-name="P69"><text:tab/><text:tab/><text:tab/>create<text:s/>board.make_plus</text:p>
      <text:p text:style-name="P70"><text:tab/><text:tab/>ensure</text:p>
      <text:p text:style-name="P71"><text:tab/><text:tab/><text:tab/>board_set: board.out ~ bta.Templates.plus_board.out</text:p>
      <text:p text:style-name="P72"><text:tab/><text:tab/>end</text:p>
      <text:p text:style-name="P73"/>
      <text:p text:style-name="P74"><text:tab/>make_pyramid</text:p>
      <text:p text:style-name="P75"><text:tab/><text:tab/><text:tab/>-- Initialize a game with Pyramid board.</text:p>
      <text:p text:style-name="P76"><text:tab/><text:tab/>do</text:p>
      <text:p text:style-name="P77"><text:tab/><text:tab/><text:tab/>create board.make_pyramid</text:p>
      <text:p text:style-name="P78"><text:tab/><text:tab/>ensure</text:p>
      <text:p text:style-name="P79"><text:tab/><text:tab/><text:tab/>board_set: board.out ~ bta.Templates.pyramid_board.out</text:p>
      <text:p text:style-name="P80"><text:tab/><text:tab/>end</text:p>
      <text:p text:style-name="P81"/>
      <text:p text:style-name="P82"><text:tab/>make_arrow</text:p>
      <text:p text:style-name="P83"><text:tab/><text:tab/><text:tab/>-- Initialize a game with Arrow board.</text:p>
      <text:soft-page-break/>
      <text:p text:style-name="P84"><text:tab/><text:tab/>do</text:p>
      <text:p text:style-name="P85"><text:tab/><text:tab/><text:tab/>create board.make_arrow</text:p>
      <text:p text:style-name="P86"><text:tab/><text:tab/>ensure</text:p>
      <text:p text:style-name="P87"><text:tab/><text:tab/><text:tab/>board_set: board.out ~ bta.Templates.arrow_board.out</text:p>
      <text:p text:style-name="P88"><text:tab/><text:tab/>end</text:p>
      <text:p text:style-name="P89"/>
      <text:p text:style-name="P90"><text:tab/>make_diamond</text:p>
      <text:p text:style-name="P91"><text:tab/><text:tab/><text:tab/>-- Initialize a game with Diamond board.</text:p>
      <text:p text:style-name="P92"><text:tab/><text:tab/>do</text:p>
      <text:p text:style-name="P93"><text:tab/><text:tab/><text:tab/>create board.make_diamond</text:p>
      <text:p text:style-name="P94"><text:tab/><text:tab/>ensure</text:p>
      <text:p text:style-name="P95"><text:tab/><text:tab/><text:tab/>board_set: board.out ~ bta.Templates.diamond_board.out</text:p>
      <text:p text:style-name="P96"><text:tab/><text:tab/>end</text:p>
      <text:p text:style-name="P97"/>
      <text:p text:style-name="P98"><text:tab/>make_skull</text:p>
      <text:p text:style-name="P99"><text:tab/><text:tab/><text:tab/>-- Initialize a game with Skull board.</text:p>
      <text:p text:style-name="P100"><text:tab/><text:tab/>do</text:p>
      <text:p text:style-name="P101"><text:tab/><text:tab/><text:tab/>create board.make_skull</text:p>
      <text:p text:style-name="P102"><text:tab/><text:tab/>ensure</text:p>
      <text:p text:style-name="P103"><text:tab/><text:tab/><text:tab/>board_set: board.out ~ bta.Templates.skull_board.out</text:p>
      <text:p text:style-name="P104"><text:tab/><text:tab/>end</text:p>
      <text:p text:style-name="P105"><text:tab/></text:p>
      <text:p text:style-name="P106">feature -- Commands</text:p>
      <text:p text:style-name="P107"/>
      <text:p text:style-name="P108"><text:tab/>move_left (r, c: INTEGER_32)</text:p>
      <text:p text:style-name="P109"><text:tab/><text:tab/>require</text:p>
      <text:p text:style-name="P110"><text:tab/><text:tab/><text:tab/>from_slot_valid_row: board.is_valid_row (r)</text:p>
      <text:p text:style-name="P111"><text:tab/><text:tab/><text:tab/>from_slot_valid_column: c &gt; 2 and c &lt;= 7</text:p>
      <text:p text:style-name="P112"><text:tab/><text:tab/><text:tab/>middle_slot_valid_column: c - 1 &gt; 1 and c - 1 &lt; 7</text:p>
      <text:p text:style-name="P113"><text:tab/><text:tab/><text:tab/>to_slot_valid_column: c - 2 &gt;= 1 and c - 2 &lt; 6</text:p>
      <text:p text:style-name="P114"><text:tab/><text:tab/><text:tab/>from_slot_occupied:<text:s/>board.status_of (r, c) ~ board.occupied_slot</text:p>
      <text:p text:style-name="P115"><text:tab/><text:tab/><text:tab/>middle_slot_occupied: board.status_of (r, c - 1) ~ board.occupied_slot</text:p>
      <text:p text:style-name="P116"><text:tab/><text:tab/><text:tab/>to_slot_unoccupied: board.status_of (r, c - 2) ~ board.unoccupied_slot</text:p>
      <text:p text:style-name="P117"><text:tab/><text:tab/>do</text:p>
      <text:p text:style-name="P118"><text:tab/><text:tab/><text:tab/>board.set_status (r, c, board.unoccupied_slot)</text:p>
      <text:p text:style-name="P119"><text:tab/><text:tab/><text:tab/>board.set_status (r, c - 1, board.unoccupied_slot)</text:p>
      <text:soft-page-break/>
      <text:p text:style-name="P120"><text:tab/><text:tab/><text:tab/>board.set_status (r, c - 2, board.occupied_slot)</text:p>
      <text:p text:style-name="P121"><text:tab/><text:tab/>ensure</text:p>
      <text:p text:style-name="P122"><text:tab/><text:tab/><text:tab/>slots_properly_set: board.status_of (r, c) ~ board.unoccupied_slot and board.status_of (r, c - 1) ~ board.unoccupied_slot and board.status_of (r,<text:s/>c - 2) ~ board.occupied_slot</text:p>
      <text:p text:style-name="P123"><text:tab/><text:tab/><text:tab/>other_slots_unchanged: board.matches_slots_except (board, r, r, c, c - 2)</text:p>
      <text:p text:style-name="P124"><text:tab/><text:tab/>end</text:p>
      <text:p text:style-name="P125"/>
      <text:p text:style-name="P126"><text:tab/>move_right (r, c: INTEGER_32)</text:p>
      <text:p text:style-name="P127"><text:tab/><text:tab/>require</text:p>
      <text:p text:style-name="P128"><text:tab/><text:tab/><text:tab/>from_slot_valid_row: board.is_valid_row (r)</text:p>
      <text:p text:style-name="P129"><text:tab/><text:tab/><text:tab/>from_slot_valid_column: c &gt;= 1 and c &lt; 6</text:p>
      <text:p text:style-name="P130"><text:tab/><text:tab/><text:tab/>middle_slot_valid_column: c + 1 &gt;= 2 and c + 1 &lt; 7</text:p>
      <text:p text:style-name="P131"><text:tab/><text:tab/><text:tab/>to_slot_valid_column: c + 2 &gt; 2 and c + 2 &lt;= 7</text:p>
      <text:p text:style-name="P132"><text:tab/><text:tab/><text:tab/>from_slot_occupied: board.status_of (r, c) ~ board.occupied_slot</text:p>
      <text:p text:style-name="P133"><text:tab/><text:tab/><text:tab/>middle_slot_occupied: board.status_of (r, c + 1) ~ board.occupied_slot</text:p>
      <text:p text:style-name="P134"><text:tab/><text:tab/><text:tab/>to_slot_unoccupied: board.status_of (r, c + 2) ~ board.unoccupied_slot</text:p>
      <text:p text:style-name="P135"><text:tab/><text:tab/>do</text:p>
      <text:p text:style-name="P136"><text:tab/><text:tab/><text:tab/>board.set_status (r, c, board.unoccupied_slot)</text:p>
      <text:p text:style-name="P137"><text:tab/><text:tab/><text:tab/>board.set_status (r, c + 1, board.unoccupied_slot)</text:p>
      <text:p text:style-name="P138"><text:tab/><text:tab/><text:tab/>board.set_status (r, c + 2, board.occupied_slot)</text:p>
      <text:p text:style-name="P139"><text:tab/><text:tab/>ensure</text:p>
      <text:p text:style-name="P140"><text:tab/><text:tab/><text:tab/>slots_properly_set:<text:s/>board.status_of (r, c) ~ board.unoccupied_slot and board.status_of (r, c + 1) ~ board.unoccupied_slot and board.status_of (r, c + 2) ~ board.occupied_slot</text:p>
      <text:p text:style-name="P141"><text:tab/><text:tab/><text:tab/>other_slots_unchanged: board.matches_slots_except (board, r, r, c, c + 2)</text:p>
      <text:p text:style-name="P142"><text:tab/><text:tab/>end</text:p>
      <text:p text:style-name="P143"/>
      <text:p text:style-name="P144"><text:tab/>move_up (r, c: INTEGER_32)</text:p>
      <text:p text:style-name="P145"><text:tab/><text:tab/>require</text:p>
      <text:p text:style-name="P146"><text:tab/><text:tab/><text:tab/>from_slot_valid_column: board.is_valid_column (c)</text:p>
      <text:p text:style-name="P147"><text:tab/><text:tab/><text:tab/>from_slot_valid_row: r &gt; 2 and r &lt;= 7</text:p>
      <text:p text:style-name="P148"><text:tab/><text:tab/><text:tab/>middle_slot_valid_row: r - 1 &gt;= 2 and r - 1 &lt; 7</text:p>
      <text:p text:style-name="P149"><text:tab/><text:tab/><text:tab/>to_slot_valid_row: r - 2 &gt;= 1 and r - 2 &lt; 6</text:p>
      <text:p text:style-name="P150"><text:tab/><text:tab/><text:tab/>from_slot_occupied: board.status_of (r,<text:s/>c) ~ board.occupied_slot</text:p>
      <text:p text:style-name="P151"><text:tab/><text:tab/><text:tab/>middle_slot_occupied: board.status_of (r - 1, c) ~ board.occupied_slot</text:p>
      <text:p text:style-name="P152"><text:tab/><text:tab/><text:tab/>to_slot_unoccupied: board.status_of (r - 2, c) ~ board.unoccupied_slot</text:p>
      <text:p text:style-name="P153"><text:tab/><text:tab/>do</text:p>
      <text:soft-page-break/>
      <text:p text:style-name="P154"><text:tab/><text:tab/><text:tab/>board.set_status (r - 2, c, board.occupied_slot)</text:p>
      <text:p text:style-name="P155"><text:tab/><text:tab/><text:tab/>board.set_statuses (r -<text:s/>1, r, c, c, board.unoccupied_slot)</text:p>
      <text:p text:style-name="P156"><text:tab/><text:tab/>ensure</text:p>
      <text:p text:style-name="P157"><text:tab/><text:tab/><text:tab/>slots_properly_set: board.status_of (r, c) ~ board.unoccupied_slot and board.status_of (r - 1, c) ~ board.unoccupied_slot and board.status_of (r - 2, c) ~ board.occupied_slot</text:p>
      <text:p text:style-name="P158"><text:tab/><text:tab/><text:tab/>other_slots_unchanged: board.matches_slots_except (board, r - 2, r, c, c)</text:p>
      <text:p text:style-name="P159"><text:tab/><text:tab/>end</text:p>
      <text:p text:style-name="P160"/>
      <text:p text:style-name="P161"><text:tab/>move_down (r, c: INTEGER_32)</text:p>
      <text:p text:style-name="P162"><text:tab/><text:tab/>require</text:p>
      <text:p text:style-name="P163"><text:tab/><text:tab/><text:tab/>from_slot_valid_column: board.is_valid_column (c)</text:p>
      <text:p text:style-name="P164"><text:tab/><text:tab/><text:tab/>from_slot_valid_row: r &gt;= 1 and r &lt; 6</text:p>
      <text:p text:style-name="P165"><text:tab/><text:tab/><text:tab/>middle_slot_valid_row: r + 1 &gt;= 2 and r + 1 &lt; 7</text:p>
      <text:p text:style-name="P166"><text:tab/><text:tab/><text:tab/>to_slot_valid_row: r + 2 &gt; 2 and r + 2 &lt;= 7</text:p>
      <text:p text:style-name="P167"><text:tab/><text:tab/><text:tab/>from_slot_occupied: board.status_of (r, c) ~ board.occupied_slot</text:p>
      <text:p text:style-name="P168"><text:tab/><text:tab/><text:tab/>middle_slot_occupied: board.status_of (r + 1, c) ~ board.occupied_slot</text:p>
      <text:p text:style-name="P169"><text:tab/><text:tab/><text:tab/>to_slot_unoccupied: board.status_of (r + 2, c) ~ board.unoccupied_slot</text:p>
      <text:p text:style-name="P170"><text:tab/><text:tab/>do</text:p>
      <text:p text:style-name="P171"><text:tab/><text:tab/><text:tab/>board.set_status (r + 2, c, board.occupied_slot)</text:p>
      <text:p text:style-name="P172"><text:tab/><text:tab/><text:tab/>board.set_statuses (r, r + 1, c, c, board.unoccupied_slot)</text:p>
      <text:p text:style-name="P173"><text:tab/><text:tab/>ensure</text:p>
      <text:p text:style-name="P174"><text:tab/><text:tab/><text:tab/>slots_properly_set: board.status_of (r, c) ~ board.unoccupied_slot and board.status_of (r + 1, c) ~ board.unoccupied_slot<text:s/>and board.status_of (r + 2, c) ~ board.occupied_slot</text:p>
      <text:p text:style-name="P175"><text:tab/><text:tab/><text:tab/>other_slots_unchanged: board.matches_slots_except (board, r, r + 1, c, c)</text:p>
      <text:p text:style-name="P176"><text:tab/><text:tab/>end</text:p>
      <text:p text:style-name="P177"><text:tab/></text:p>
      <text:p text:style-name="P178">feature {NONE} -- Moves Query</text:p>
      <text:p text:style-name="P179"/>
      <text:p text:style-name="P180"><text:tab/>moves_possible (r, c: INTEGER_32): BOOLEAN</text:p>
      <text:p text:style-name="P181"><text:tab/><text:tab/><text:tab/>-- Checks to see if a move is possible<text:s/>in all four directions</text:p>
      <text:p text:style-name="P182"><text:tab/><text:tab/>local</text:p>
      <text:p text:style-name="P183"><text:tab/><text:tab/><text:tab/>right_move: BOOLEAN</text:p>
      <text:p text:style-name="P184"><text:tab/><text:tab/><text:tab/>left_move: BOOLEAN</text:p>
      <text:p text:style-name="P185"><text:tab/><text:tab/><text:tab/>up_move: BOOLEAN</text:p>
      <text:p text:style-name="P186"><text:tab/><text:tab/><text:tab/>down_move: BOOLEAN</text:p>
      <text:p text:style-name="P187"><text:tab/><text:tab/><text:tab/>bounded_right: BOOLEAN</text:p>
      <text:soft-page-break/>
      <text:p text:style-name="P188"><text:tab/><text:tab/><text:tab/>bounded_left: BOOLEAN</text:p>
      <text:p text:style-name="P189"><text:tab/><text:tab/><text:tab/>bounded_up: BOOLEAN</text:p>
      <text:p text:style-name="P190"><text:tab/><text:tab/><text:tab/>bounded_down: BOOLEAN</text:p>
      <text:p text:style-name="P191"><text:tab/><text:tab/>do</text:p>
      <text:p text:style-name="P192"><text:tab/><text:tab/><text:tab/>bounded_right := (c + 2) &lt;= 7</text:p>
      <text:p text:style-name="P193"><text:tab/><text:tab/><text:tab/>bounded_left := (c - 2) &gt;= 1</text:p>
      <text:p text:style-name="P194"><text:tab/><text:tab/><text:tab/>bounded_up := (r - 2) &gt;= 1</text:p>
      <text:p text:style-name="P195"><text:tab/><text:tab/><text:tab/>bounded_down := (r + 2) &lt;= 7</text:p>
      <text:p text:style-name="P196"><text:tab/><text:tab/><text:tab/>if bounded_right = True then</text:p>
      <text:p text:style-name="P197"><text:tab/><text:tab/><text:tab/><text:tab/>right_move := board.status_of (r, c) = board.occupied_slot and board.status_of (r, c + 1) = board.occupied_slot and<text:s/>board.status_of (r, c + 2) = board.unoccupied_slot</text:p>
      <text:p text:style-name="P198"><text:tab/><text:tab/><text:tab/>end</text:p>
      <text:p text:style-name="P199"><text:tab/><text:tab/><text:tab/>if bounded_left = True then</text:p>
      <text:p text:style-name="P200"><text:tab/><text:tab/><text:tab/><text:tab/>left_move := board.status_of (r, c) = board.occupied_slot and board.status_of (r, c - 1) = board.occupied_slot and board.status_of (r, c - 2) = board.unoccupied_slot</text:p>
      <text:p text:style-name="P201"><text:tab/><text:tab/><text:tab/>end</text:p>
      <text:p text:style-name="P202"><text:tab/><text:tab/><text:tab/>if bounded_up = True then</text:p>
      <text:p text:style-name="P203"><text:tab/><text:tab/><text:tab/><text:tab/>up_move := board.status_of (r, c) = board.occupied_slot and board.status_of (r - 1, c) = board.occupied_slot and board.status_of (r - 2, c) = board.unoccupied_slot</text:p>
      <text:p text:style-name="P204"><text:tab/><text:tab/><text:tab/>end</text:p>
      <text:p text:style-name="P205"><text:tab/><text:tab/><text:tab/>if bounded_down = True then</text:p>
      <text:p text:style-name="P206"><text:tab/><text:tab/><text:tab/><text:tab/>down_move := board.status_of (r, c) = board.occupied_slot and board.status_of (r + 1, c) = board.occupied_slot and board.status_of (r + 2, c) = board.unoccupied_slot</text:p>
      <text:p text:style-name="P207"><text:tab/><text:tab/><text:tab/>end</text:p>
      <text:p text:style-name="P208"><text:tab/><text:tab/><text:tab/>Result := right_move or left_move or up_move or down_move</text:p>
      <text:p text:style-name="P209"><text:tab/><text:tab/>end</text:p>
      <text:p text:style-name="P210"><text:tab/></text:p>
      <text:p text:style-name="P211">feature -- Status Queries</text:p>
      <text:p text:style-name="P212"/>
      <text:p text:style-name="P213"><text:tab/>is_over: BOOLEAN</text:p>
      <text:p text:style-name="P214"><text:tab/><text:tab/><text:tab/>-- Is the current game 'over'?</text:p>
      <text:p text:style-name="P215"><text:tab/><text:tab/><text:tab/>-- i.e., no further movements are possible.</text:p>
      <text:p text:style-name="P216"><text:tab/><text:tab/>do</text:p>
      <text:p text:style-name="P217"><text:tab/><text:tab/><text:tab/>Result := not across</text:p>
      <text:p text:style-name="P218"><text:tab/><text:tab/><text:tab/><text:tab/>1 |..| board.number_of_rows as m</text:p>
      <text:p text:style-name="P219"><text:tab/><text:tab/><text:tab/>some</text:p>
      <text:soft-page-break/>
      <text:p text:style-name="P220"><text:tab/><text:tab/><text:tab/><text:tab/>across</text:p>
      <text:p text:style-name="P221"><text:tab/><text:tab/><text:tab/><text:tab/><text:tab/>1 |..| board.number_of_columns as n</text:p>
      <text:p text:style-name="P222"><text:tab/><text:tab/><text:tab/><text:tab/>some</text:p>
      <text:p text:style-name="P223"><text:tab/><text:tab/><text:tab/><text:tab/><text:tab/>moves_possible (m.item, n.item)</text:p>
      <text:p text:style-name="P224"><text:tab/><text:tab/><text:tab/><text:tab/>end</text:p>
      <text:p text:style-name="P225"><text:tab/><text:tab/><text:tab/>end</text:p>
      <text:p text:style-name="P226"><text:tab/><text:tab/>ensure</text:p>
      <text:p text:style-name="P227"><text:tab/><text:tab/><text:tab/>correct_result: Result = not across</text:p>
      <text:p text:style-name="P228"><text:tab/><text:tab/><text:tab/><text:tab/><text:tab/>1 |..| board.number_of_rows as m</text:p>
      <text:p text:style-name="P229"><text:tab/><text:tab/><text:tab/><text:tab/>some</text:p>
      <text:p text:style-name="P230"><text:tab/><text:tab/><text:tab/><text:tab/><text:tab/>across</text:p>
      <text:p text:style-name="P231"><text:tab/><text:tab/><text:tab/><text:tab/><text:tab/><text:tab/>1 |..| board.number_of_columns as n</text:p>
      <text:p text:style-name="P232"><text:tab/><text:tab/><text:tab/><text:tab/><text:tab/>some</text:p>
      <text:p text:style-name="P233"><text:tab/><text:tab/><text:tab/><text:tab/><text:tab/><text:tab/>moves_possible (m.item, n.item)</text:p>
      <text:p text:style-name="P234"><text:tab/><text:tab/><text:tab/><text:tab/><text:tab/>end</text:p>
      <text:p text:style-name="P235"><text:tab/><text:tab/><text:tab/><text:tab/>end</text:p>
      <text:p text:style-name="P236"><text:tab/><text:tab/>end</text:p>
      <text:p text:style-name="P237"/>
      <text:p text:style-name="P238"><text:tab/>is_won: BOOLEAN</text:p>
      <text:p text:style-name="P239"><text:tab/><text:tab/><text:tab/>-- Has the current game been won?</text:p>
      <text:p text:style-name="P240"><text:tab/><text:tab/><text:tab/>-- i.e., there's only one occupied slot on the board.</text:p>
      <text:p text:style-name="P241"><text:tab/><text:tab/>do</text:p>
      <text:p text:style-name="P242"><text:tab/><text:tab/><text:tab/>Result := board.number_of_occupied_slots = 1</text:p>
      <text:p text:style-name="P243"><text:tab/><text:tab/>ensure</text:p>
      <text:p text:style-name="P244"><text:tab/><text:tab/><text:tab/>game_won_iff_one_occupied_slot_left: Result = (board.number_of_occupied_slots =<text:s/>1)</text:p>
      <text:p text:style-name="P245"><text:tab/><text:tab/><text:tab/>winning_a_game_means_game_over: Result implies is_over</text:p>
      <text:p text:style-name="P246"><text:tab/><text:tab/>end</text:p>
      <text:p text:style-name="P247"><text:tab/></text:p>
      <text:p text:style-name="P248">feature -- Output</text:p>
      <text:p text:style-name="P249"/>
      <text:p text:style-name="P250"><text:tab/>out: STRING_8</text:p>
      <text:p text:style-name="P251"><text:tab/><text:tab/><text:tab/>-- String representation of current game.</text:p>
      <text:p text:style-name="P252"><text:tab/><text:tab/><text:tab/>-- Do not modify this feature!</text:p>
      <text:p text:style-name="P253"><text:tab/><text:tab/>do</text:p>
      <text:p text:style-name="P254"><text:tab/><text:tab/><text:tab/>create Result.make_empty</text:p>
      <text:p text:style-name="P255"><text:tab/><text:tab/><text:tab/>Result.append ("Game is over: " +<text:s/>boolean_to_yes_no (is_over) + "%N")</text:p>
      <text:soft-page-break/>
      <text:p text:style-name="P256"><text:tab/><text:tab/><text:tab/>Result.append ("Game is won : " + boolean_to_yes_no (is_won) + "%N")</text:p>
      <text:p text:style-name="P257"><text:tab/><text:tab/><text:tab/>Result.append ("Board Status:%N")</text:p>
      <text:p text:style-name="P258"><text:tab/><text:tab/><text:tab/>Result.append (board.out)</text:p>
      <text:p text:style-name="P259"><text:tab/><text:tab/>end</text:p>
      <text:p text:style-name="P260"><text:tab/></text:p>
      <text:p text:style-name="P261">feature -- Auxiliary Routines</text:p>
      <text:p text:style-name="P262"/>
      <text:p text:style-name="P263"><text:tab/>boolean_to_yes_no (b: BOOLEAN): STRING_8</text:p>
      <text:p text:style-name="P264"><text:tab/><text:tab/><text:tab/>-- 'Yes' or 'No' corresponding to 'b'.</text:p>
      <text:p text:style-name="P265"><text:tab/><text:tab/>do</text:p>
      <text:p text:style-name="P266"><text:tab/><text:tab/><text:tab/>if b then</text:p>
      <text:p text:style-name="P267"><text:tab/><text:tab/><text:tab/><text:tab/>Result := "Yes"</text:p>
      <text:p text:style-name="P268"><text:tab/><text:tab/><text:tab/>else</text:p>
      <text:p text:style-name="P269"><text:tab/><text:tab/><text:tab/><text:tab/>Result := "No"</text:p>
      <text:p text:style-name="P270"><text:tab/><text:tab/><text:tab/>end</text:p>
      <text:p text:style-name="P271"><text:tab/><text:tab/>end</text:p>
      <text:p text:style-name="P272"><text:tab/></text:p>
      <text:p text:style-name="P273">feature -- Board</text:p>
      <text:p text:style-name="P274"/>
      <text:p text:style-name="P275"><text:tab/>bta: BOARD_TEMPLATES_ACCESS</text:p>
      <text:p text:style-name="P276"/>
      <text:p text:style-name="P277"><text:tab/>board: BOARD</text:p>
      <text:p text:style-name="P278"><text:tab/></text:p>
      <text:p text:style-name="P279">end -- class GAME</text:p>
      <text:p text:style-name="P280"/>
      <text:p text:style-name="P281"/>
      <text:p text:style-name="P282">Board</text:p>
      <text:p text:style-name="P283">note</text:p>
      <text:p text:style-name="P284"><text:tab/>description: "A board for the peg<text:s/>solitaire game."</text:p>
      <text:p text:style-name="P285"><text:tab/>author: ""</text:p>
      <text:p text:style-name="P286"><text:tab/>date: "$Date$"</text:p>
      <text:p text:style-name="P287"><text:tab/>revision: "$Revision$"</text:p>
      <text:p text:style-name="P288"/>
      <text:p text:style-name="P289">class</text:p>
      <text:p text:style-name="P290"><text:tab/>BOARD</text:p>
      <text:p text:style-name="P291"/>
      <text:soft-page-break/>
      <text:p text:style-name="P292">inherit</text:p>
      <text:p text:style-name="P293"><text:tab/>ANY</text:p>
      <text:p text:style-name="P294"><text:tab/><text:tab/>redefine</text:p>
      <text:p text:style-name="P295"><text:tab/><text:tab/><text:tab/>out, is_equal</text:p>
      <text:p text:style-name="P296"><text:tab/><text:tab/>end</text:p>
      <text:p text:style-name="P297"/>
      <text:p text:style-name="P298">create</text:p>
      <text:p text:style-name="P299"><text:tab/>make_default,</text:p>
      <text:p text:style-name="P300"><text:tab/>make_easy,</text:p>
      <text:p text:style-name="P301"><text:tab/>make_cross,</text:p>
      <text:p text:style-name="P302"><text:tab/>make_plus,</text:p>
      <text:p text:style-name="P303"><text:tab/>make_pyramid,</text:p>
      <text:p text:style-name="P304"><text:tab/>make_arrow,</text:p>
      <text:p text:style-name="P305"><text:tab/>make_diamond,</text:p>
      <text:p text:style-name="P306"><text:tab/>make_skull</text:p>
      <text:p text:style-name="P307"/>
      <text:p text:style-name="P308"/>
      <text:p text:style-name="P309">feature<text:s/>-- Constructor</text:p>
      <text:p text:style-name="P310"><text:tab/>make_default</text:p>
      <text:p text:style-name="P311"><text:tab/><text:tab/><text:tab/>-- Initialize a default board with all slots unavailable.</text:p>
      <text:p text:style-name="P312"><text:tab/><text:tab/>do</text:p>
      <text:p text:style-name="P313"><text:tab/><text:tab/><text:tab/>create imp.make_filled (unavailable_slot, 7, 7)</text:p>
      <text:p text:style-name="P314"><text:tab/><text:tab/>ensure</text:p>
      <text:p text:style-name="P315"><text:tab/><text:tab/><text:tab/>board_set:</text:p>
      <text:p text:style-name="P316"><text:tab/><text:tab/><text:tab/><text:tab/>Current ~bta.templates.default_board</text:p>
      <text:p text:style-name="P317"><text:tab/><text:tab/>end</text:p>
      <text:p text:style-name="P318"/>
      <text:p text:style-name="P319"><text:tab/>make_easy</text:p>
      <text:p text:style-name="P320"><text:tab/><text:tab/><text:tab/>-- Initialize an easy<text:s/>board.</text:p>
      <text:p text:style-name="P321"><text:tab/><text:tab/>do</text:p>
      <text:p text:style-name="P322"><text:tab/><text:tab/><text:tab/>make_default</text:p>
      <text:p text:style-name="P323"><text:tab/><text:tab/><text:tab/>set_status (1, 4, unoccupied_slot)</text:p>
      <text:p text:style-name="P324"><text:tab/><text:tab/><text:tab/>set_status (4, 4, unoccupied_slot)</text:p>
      <text:p text:style-name="P325"><text:tab/><text:tab/><text:tab/>set_status (6, 4, unoccupied_slot)</text:p>
      <text:p text:style-name="P326"><text:tab/><text:tab/><text:tab/>set_statuses (2, 3, 4, 4, occupied_slot)</text:p>
      <text:p text:style-name="P327"><text:tab/><text:tab/><text:tab/>set_status (5, 4, occupied_slot)</text:p>
      <text:soft-page-break/>
      <text:p text:style-name="P328"><text:tab/><text:tab/>ensure</text:p>
      <text:p text:style-name="P329"><text:tab/><text:tab/><text:tab/>board_set: Current ~ bta.templates.easy_board</text:p>
      <text:p text:style-name="P330"><text:tab/><text:tab/>end</text:p>
      <text:p text:style-name="P331"/>
      <text:p text:style-name="P332"><text:tab/>make_cross</text:p>
      <text:p text:style-name="P333"><text:tab/><text:tab/><text:tab/>-- Initialize a Cross board.</text:p>
      <text:p text:style-name="P334"><text:tab/><text:tab/>do</text:p>
      <text:p text:style-name="P335"><text:tab/><text:tab/><text:tab/>make_default</text:p>
      <text:p text:style-name="P336"><text:tab/><text:tab/><text:tab/>set_statuses (1, 7, 1, 7, unoccupied_slot)</text:p>
      <text:p text:style-name="P337"><text:tab/><text:tab/><text:tab/>set_statuses (1, 1, 1, 2, unavailable_slot)</text:p>
      <text:p text:style-name="P338"><text:tab/><text:tab/><text:tab/>set_statuses (1, 1,6,7,unavailable_slot)</text:p>
      <text:p text:style-name="P339"><text:tab/><text:tab/><text:tab/>set_statuses (2, 2,<text:s/>1, 2, unavailable_slot)</text:p>
      <text:p text:style-name="P340"><text:tab/><text:tab/><text:tab/>set_statuses (2, 2, 6, 7, unavailable_slot)</text:p>
      <text:p text:style-name="P341"><text:tab/><text:tab/><text:tab/>set_statuses (6, 6, 1, 2, unavailable_slot)</text:p>
      <text:p text:style-name="P342"><text:tab/><text:tab/><text:tab/>set_statuses (6, 6, 6, 7, unavailable_slot)</text:p>
      <text:p text:style-name="P343"><text:tab/><text:tab/><text:tab/>set_statuses (7, 7, 1, 2, unavailable_slot)</text:p>
      <text:p text:style-name="P344"><text:tab/><text:tab/><text:tab/>set_statuses (7, 7, 6, 7,<text:s/>unavailable_slot)</text:p>
      <text:p text:style-name="P345"><text:tab/><text:tab/><text:tab/>set_status (2, 4, occupied_slot)</text:p>
      <text:p text:style-name="P346"><text:tab/><text:tab/><text:tab/>set_status (4, 4, occupied_slot)</text:p>
      <text:p text:style-name="P347"><text:tab/><text:tab/><text:tab/>set_status (5, 4, occupied_slot)</text:p>
      <text:p text:style-name="P348"><text:tab/><text:tab/><text:tab/>set_statuses (3, 3, 3, 5, occupied_slot)</text:p>
      <text:p text:style-name="P349"/>
      <text:p text:style-name="P350"><text:tab/><text:tab/>ensure</text:p>
      <text:p text:style-name="P351"><text:tab/><text:tab/><text:tab/>board_set:</text:p>
      <text:p text:style-name="P352"><text:tab/><text:tab/><text:tab/><text:tab/>current ~ bta.templates.cross_board</text:p>
      <text:p text:style-name="P353"><text:tab/><text:tab/>end</text:p>
      <text:p text:style-name="P354"/>
      <text:p text:style-name="P355"><text:tab/>make_plus</text:p>
      <text:p text:style-name="P356"><text:tab/><text:tab/><text:tab/>-- Initialize a Plus board.</text:p>
      <text:p text:style-name="P357"><text:tab/><text:tab/>do</text:p>
      <text:p text:style-name="P358"><text:tab/><text:tab/><text:tab/>make_default</text:p>
      <text:p text:style-name="P359"><text:tab/><text:tab/><text:tab/>set_statuses (1, 7, 1, 7, unoccupied_slot)</text:p>
      <text:p text:style-name="P360"><text:tab/><text:tab/><text:tab/>set_statuses (1, 1, 1, 2, unavailable_slot)</text:p>
      <text:p text:style-name="P361"><text:tab/><text:tab/><text:tab/>set_statuses (1, 1,6,7,unavailable_slot)</text:p>
      <text:p text:style-name="P362"><text:tab/><text:tab/><text:tab/>set_statuses (2, 2, 1, 2, unavailable_slot)</text:p>
      <text:p text:style-name="P363"><text:tab/><text:tab/><text:tab/>set_statuses (2, 2, 6, 7, unavailable_slot)</text:p>
      <text:soft-page-break/>
      <text:p text:style-name="P364"><text:tab/><text:tab/><text:tab/>set_statuses (6, 6, 1, 2, unavailable_slot)</text:p>
      <text:p text:style-name="P365"><text:tab/><text:tab/><text:tab/>set_statuses (6, 6, 6, 7, unavailable_slot)</text:p>
      <text:p text:style-name="P366"><text:tab/><text:tab/><text:tab/>set_statuses (7, 7, 1, 2, unavailable_slot)</text:p>
      <text:p text:style-name="P367"><text:tab/><text:tab/><text:tab/>set_statuses (7, 7, 6, 7, unavailable_slot)</text:p>
      <text:p text:style-name="P368"><text:tab/><text:tab/><text:tab/>set_status (2, 4, occupied_slot)</text:p>
      <text:p text:style-name="P369"><text:tab/><text:tab/><text:tab/>set_status (3, 4, occupied_slot)</text:p>
      <text:p text:style-name="P370"><text:tab/><text:tab/><text:tab/>set_statuses (4, 4, 2, 6, occupied_slot)</text:p>
      <text:p text:style-name="P371"><text:tab/><text:tab/><text:tab/>set_status (5, 4, occupied_slot)</text:p>
      <text:p text:style-name="P372"><text:tab/><text:tab/><text:tab/>set_status (6, 4, occupied_slot)</text:p>
      <text:p text:style-name="P373"><text:tab/><text:tab/>ensure</text:p>
      <text:p text:style-name="P374"><text:tab/><text:tab/><text:tab/>board_set:</text:p>
      <text:p text:style-name="P375"><text:tab/><text:tab/><text:tab/><text:tab/>current~bta.templates.plus_board</text:p>
      <text:p text:style-name="P376"><text:tab/><text:tab/>end</text:p>
      <text:p text:style-name="P377"/>
      <text:p text:style-name="P378"><text:tab/>make_pyramid</text:p>
      <text:p text:style-name="P379"><text:tab/><text:tab/><text:tab/>-- Initialize a Pyramid<text:s/>board.</text:p>
      <text:p text:style-name="P380"><text:tab/><text:tab/>do</text:p>
      <text:p text:style-name="P381"><text:tab/><text:tab/><text:tab/>make_default</text:p>
      <text:p text:style-name="P382"><text:tab/><text:tab/><text:tab/>set_statuses (1, 7, 1, 7, unoccupied_slot)</text:p>
      <text:p text:style-name="P383"><text:tab/><text:tab/><text:tab/>set_statuses (1, 1, 1, 2, unavailable_slot)</text:p>
      <text:p text:style-name="P384"><text:tab/><text:tab/><text:tab/>set_statuses (1, 1,6,7,unavailable_slot)</text:p>
      <text:p text:style-name="P385"><text:tab/><text:tab/><text:tab/>set_statuses (2, 2, 1, 2, unavailable_slot)</text:p>
      <text:p text:style-name="P386"><text:tab/><text:tab/><text:tab/>set_statuses (2, 2, 6, 7, unavailable_slot)</text:p>
      <text:p text:style-name="P387"><text:tab/><text:tab/><text:tab/>set_statuses (6, 6, 1, 2, unavailable_slot)</text:p>
      <text:p text:style-name="P388"><text:tab/><text:tab/><text:tab/>set_statuses (6, 6, 6, 7, unavailable_slot)</text:p>
      <text:p text:style-name="P389"><text:tab/><text:tab/><text:tab/>set_statuses (7, 7, 1, 2, unavailable_slot)</text:p>
      <text:p text:style-name="P390"><text:tab/><text:tab/><text:tab/>set_statuses (7, 7, 6, 7, unavailable_slot)</text:p>
      <text:p text:style-name="P391"><text:tab/><text:tab/><text:tab/>set_status (2, 4, occupied_slot)</text:p>
      <text:p text:style-name="P392"><text:tab/><text:tab/><text:tab/>set_statuses (3, 3, 3,5,<text:s/>occupied_slot)</text:p>
      <text:p text:style-name="P393"><text:tab/><text:tab/><text:tab/>set_statuses (4, 4, 2, 6, occupied_slot)</text:p>
      <text:p text:style-name="P394"><text:tab/><text:tab/><text:tab/>set_statuses (5, 5, 1, 7, occupied_slot)</text:p>
      <text:p text:style-name="P395"><text:tab/><text:tab/>ensure</text:p>
      <text:p text:style-name="P396"><text:tab/><text:tab/><text:tab/>board_set:</text:p>
      <text:p text:style-name="P397"><text:tab/><text:tab/><text:tab/><text:tab/>current~bta.templates.pyramid_board</text:p>
      <text:p text:style-name="P398"><text:tab/><text:tab/>end</text:p>
      <text:p text:style-name="P399"/>
      <text:soft-page-break/>
      <text:p text:style-name="P400"><text:tab/>make_arrow</text:p>
      <text:p text:style-name="P401"><text:tab/><text:tab/><text:tab/>-- Initialize a Arrow board.</text:p>
      <text:p text:style-name="P402"><text:tab/><text:tab/>do</text:p>
      <text:p text:style-name="P403"><text:tab/><text:tab/><text:tab/>make_default</text:p>
      <text:p text:style-name="P404"><text:tab/><text:tab/><text:tab/>set_statuses<text:s/>(1, 7, 1, 7, unoccupied_slot)</text:p>
      <text:p text:style-name="P405"><text:tab/><text:tab/><text:tab/>set_statuses (1, 1, 1, 2, unavailable_slot)</text:p>
      <text:p text:style-name="P406"><text:tab/><text:tab/><text:tab/>set_statuses (1, 1,6,7,unavailable_slot)</text:p>
      <text:p text:style-name="P407"><text:tab/><text:tab/><text:tab/>set_statuses (2, 2, 1, 2, unavailable_slot)</text:p>
      <text:p text:style-name="P408"><text:tab/><text:tab/><text:tab/>set_statuses (2, 2, 6, 7, unavailable_slot)</text:p>
      <text:p text:style-name="P409"><text:tab/><text:tab/><text:tab/>set_statuses (6, 6, 1, 2, unavailable_slot)</text:p>
      <text:p text:style-name="P410"><text:tab/><text:tab/><text:tab/>set_statuses (6, 6, 6, 7, unavailable_slot)</text:p>
      <text:p text:style-name="P411"><text:tab/><text:tab/><text:tab/>set_statuses (7, 7, 1, 2, unavailable_slot)</text:p>
      <text:p text:style-name="P412"><text:tab/><text:tab/><text:tab/>set_statuses (7, 7, 6, 7, unavailable_slot)</text:p>
      <text:p text:style-name="P413"><text:tab/><text:tab/><text:tab/>set_status (1,4, occupied_slot)</text:p>
      <text:p text:style-name="P414"><text:tab/><text:tab/><text:tab/>set_statuses (2, 2, 3, 5, occupied_slot)</text:p>
      <text:p text:style-name="P415"><text:tab/><text:tab/><text:tab/>set_statuses (3, 3, 2, 6, occupied_slot)</text:p>
      <text:p text:style-name="P416"><text:tab/><text:tab/><text:tab/>set_status (4, 4, occupied_slot)</text:p>
      <text:p text:style-name="P417"><text:tab/><text:tab/><text:tab/>set_status (5, 4, occupied_slot)</text:p>
      <text:p text:style-name="P418"><text:tab/><text:tab/><text:tab/>set_statuses (6, 6, 3, 5, occupied_slot)</text:p>
      <text:p text:style-name="P419"><text:tab/><text:tab/><text:tab/>set_statuses (7, 7, 3, 5, occupied_slot)</text:p>
      <text:p text:style-name="P420"><text:tab/><text:tab/><text:tab/>ensure</text:p>
      <text:p text:style-name="P421"><text:tab/><text:tab/><text:tab/>board_set:</text:p>
      <text:p text:style-name="P422"><text:tab/><text:tab/><text:tab/><text:tab/>current ~ bta.templates.arrow_board</text:p>
      <text:p text:style-name="P423"><text:tab/><text:tab/>end</text:p>
      <text:p text:style-name="P424"/>
      <text:p text:style-name="P425"><text:tab/>make_diamond</text:p>
      <text:p text:style-name="P426"><text:tab/><text:tab/><text:tab/>-- Initialize a Diamond board.</text:p>
      <text:p text:style-name="P427"><text:tab/><text:tab/>do</text:p>
      <text:p text:style-name="P428"><text:tab/><text:tab/><text:tab/>make_default</text:p>
      <text:p text:style-name="P429"><text:tab/><text:tab/><text:tab/>set_statuses (1, 7, 1, 7, unoccupied_slot)</text:p>
      <text:p text:style-name="P430"><text:tab/><text:tab/><text:tab/>set_statuses (1, 1, 1, 2, unavailable_slot)</text:p>
      <text:p text:style-name="P431"><text:tab/><text:tab/><text:tab/>set_statuses (1, 1, 6, 7,unavailable_slot)</text:p>
      <text:p text:style-name="P432"><text:tab/><text:tab/><text:tab/>set_statuses (2, 2, 1, 2, unavailable_slot)</text:p>
      <text:p text:style-name="P433"><text:tab/><text:tab/><text:tab/>set_statuses (2, 2, 6, 7, unavailable_slot)</text:p>
      <text:p text:style-name="P434"><text:tab/><text:tab/><text:tab/>set_statuses (6, 6, 1, 2, unavailable_slot)</text:p>
      <text:p text:style-name="P435"><text:tab/><text:tab/><text:tab/>set_statuses (6, 6, 6, 7, unavailable_slot)</text:p>
      <text:soft-page-break/>
      <text:p text:style-name="P436"><text:tab/><text:tab/><text:tab/>set_statuses (7, 7, 1, 2, unavailable_slot)</text:p>
      <text:p text:style-name="P437"><text:tab/><text:tab/><text:tab/>set_statuses (7, 7, 6, 7, unavailable_slot)</text:p>
      <text:p text:style-name="P438"><text:tab/><text:tab/><text:tab/>set_status (1,4, occupied_slot)</text:p>
      <text:p text:style-name="P439"><text:tab/><text:tab/><text:tab/>set_statuses (2, 2, 3, 5, occupied_slot)</text:p>
      <text:p text:style-name="P440"><text:tab/><text:tab/><text:tab/>set_statuses (3, 3, 2, 6, occupied_slot)</text:p>
      <text:p text:style-name="P441"><text:tab/><text:tab/><text:tab/>set_statuses (4, 4, 1, 3, occupied_slot)</text:p>
      <text:p text:style-name="P442"><text:tab/><text:tab/><text:tab/>set_statuses (4, 4, 5, 7, occupied_slot)</text:p>
      <text:p text:style-name="P443"><text:tab/><text:tab/><text:tab/>set_statuses (5, 5, 2, 6, occupied_slot)</text:p>
      <text:p text:style-name="P444"><text:tab/><text:tab/><text:tab/>set_statuses (6, 6, 3,<text:s/>5, occupied_slot)</text:p>
      <text:p text:style-name="P445"><text:tab/><text:tab/><text:tab/>set_status (7, 4, occupied_slot)</text:p>
      <text:p text:style-name="P446"><text:tab/><text:tab/>ensure</text:p>
      <text:p text:style-name="P447"><text:tab/><text:tab/><text:tab/>board_set:</text:p>
      <text:p text:style-name="P448"><text:tab/><text:tab/><text:tab/><text:tab/>current~bta.templates.diamond_board</text:p>
      <text:p text:style-name="P449"><text:tab/><text:tab/>end</text:p>
      <text:p text:style-name="P450"/>
      <text:p text:style-name="P451"><text:tab/>make_skull</text:p>
      <text:p text:style-name="P452"><text:tab/><text:tab/><text:tab/>-- Initialize a Skull board.</text:p>
      <text:p text:style-name="P453"><text:tab/><text:tab/>do</text:p>
      <text:p text:style-name="P454"><text:tab/><text:tab/><text:tab/>make_default</text:p>
      <text:p text:style-name="P455"><text:tab/><text:tab/><text:tab/>set_statuses (1, 7, 1, 7, unoccupied_slot)</text:p>
      <text:p text:style-name="P456"><text:tab/><text:tab/><text:tab/>set_statuses (1,<text:s/>1, 1, 2, unavailable_slot)</text:p>
      <text:p text:style-name="P457"><text:tab/><text:tab/><text:tab/>set_statuses (1, 1, 6, 7,unavailable_slot)</text:p>
      <text:p text:style-name="P458"><text:tab/><text:tab/><text:tab/>set_statuses (2, 2, 1, 2, unavailable_slot)</text:p>
      <text:p text:style-name="P459"><text:tab/><text:tab/><text:tab/>set_statuses (2, 2, 6, 7, unavailable_slot)</text:p>
      <text:p text:style-name="P460"><text:tab/><text:tab/><text:tab/>set_statuses (6, 6, 1, 2, unavailable_slot)</text:p>
      <text:p text:style-name="P461"><text:tab/><text:tab/><text:tab/>set_statuses (6, 6, 6, 7, unavailable_slot)</text:p>
      <text:p text:style-name="P462"><text:tab/><text:tab/><text:tab/>set_statuses (7, 7, 1, 2, unavailable_slot)</text:p>
      <text:p text:style-name="P463"><text:tab/><text:tab/><text:tab/>set_statuses (7, 7, 6, 7, unavailable_slot)</text:p>
      <text:p text:style-name="P464"><text:tab/><text:tab/><text:tab/>set_statuses (1, 1, 3, 5, occupied_slot)</text:p>
      <text:p text:style-name="P465"><text:tab/><text:tab/><text:tab/>set_statuses (2, 2, 3, 5, occupied_slot)</text:p>
      <text:p text:style-name="P466"><text:tab/><text:tab/><text:tab/>set_statuses (3, 3, 2, 6, occupied_slot)</text:p>
      <text:p text:style-name="P467"><text:tab/><text:tab/><text:tab/>set_status (4, 2, occupied_slot)</text:p>
      <text:p text:style-name="P468"><text:tab/><text:tab/><text:tab/>set_status (4, 4, occupied_slot)</text:p>
      <text:p text:style-name="P469"><text:tab/><text:tab/><text:tab/>set_status (4, 6, occupied_slot)</text:p>
      <text:p text:style-name="P470"><text:tab/><text:tab/><text:tab/>set_statuses (5, 5, 2, 6, occupied_slot)</text:p>
      <text:p text:style-name="P471"><text:tab/><text:tab/><text:tab/>set_statuses (6, 6, 3, 5, occupied_slot)</text:p>
      <text:soft-page-break/>
      <text:p text:style-name="P472"><text:tab/><text:tab/><text:tab/>set_statuses (7, 7, 3, 5, occupied_slot)</text:p>
      <text:p text:style-name="P473"><text:tab/><text:tab/>ensure</text:p>
      <text:p text:style-name="P474"><text:tab/><text:tab/><text:tab/>board_set:</text:p>
      <text:p text:style-name="P475"><text:tab/><text:tab/><text:tab/><text:tab/>current~bta.templates.skull_board</text:p>
      <text:p text:style-name="P476"><text:tab/><text:tab/>end</text:p>
      <text:p text:style-name="P477"/>
      <text:p text:style-name="P478">feature -- Auxiliary Commands</text:p>
      <text:p text:style-name="P479"><text:tab/>set_status (r, c: INTEGER; status: SLOT_STATUS)</text:p>
      <text:p text:style-name="P480"><text:tab/><text:tab/><text:tab/>-- Set the status of slot at row 'r' and column 'c' to 'status'.</text:p>
      <text:p text:style-name="P481"><text:tab/><text:tab/>require</text:p>
      <text:p text:style-name="P482"><text:tab/><text:tab/><text:tab/>valid_row:</text:p>
      <text:p text:style-name="P483"><text:tab/><text:tab/><text:tab/><text:tab/>is_valid_column(r)</text:p>
      <text:p text:style-name="P484"><text:tab/><text:tab/><text:tab/>valid_column:</text:p>
      <text:p text:style-name="P485"><text:tab/><text:tab/><text:tab/><text:tab/>is_valid_column(c)</text:p>
      <text:p text:style-name="P486"><text:tab/><text:tab/>do</text:p>
      <text:p text:style-name="P487"><text:tab/><text:tab/><text:tab/>imp.put (status, r, c)</text:p>
      <text:p text:style-name="P488"><text:tab/><text:tab/>ensure</text:p>
      <text:p text:style-name="P489"><text:tab/><text:tab/><text:tab/>slot_set:</text:p>
      <text:p text:style-name="P490"><text:tab/><text:tab/><text:tab/><text:tab/>imp.item (r, c) ~status</text:p>
      <text:p text:style-name="P491"><text:tab/><text:tab/><text:tab/>slots_not_in_range_unchanged:</text:p>
      <text:p text:style-name="P492"><text:tab/><text:tab/><text:tab/><text:tab/>matches_slots_except(current,r,r,c,c)</text:p>
      <text:p text:style-name="P493"><text:tab/><text:tab/>end</text:p>
      <text:p text:style-name="P494"/>
      <text:p text:style-name="P495"><text:tab/>set_statuses (r1, r2, c1, c2: INTEGER; status: SLOT_STATUS)</text:p>
      <text:p text:style-name="P496"><text:tab/><text:tab/><text:tab/>-- Set the<text:s/>range of slots to 'status':</text:p>
      <text:p text:style-name="P497"><text:tab/><text:tab/><text:tab/>-- intersection of rows 'r1' to 'r2' and</text:p>
      <text:p text:style-name="P498"><text:tab/><text:tab/><text:tab/>-- columns 'c1' to 'c2'.</text:p>
      <text:p text:style-name="P499"><text:tab/><text:tab/>require</text:p>
      <text:p text:style-name="P500"><text:tab/><text:tab/><text:tab/>valid_rows:</text:p>
      <text:p text:style-name="P501"><text:tab/><text:tab/><text:tab/><text:tab/>is_valid_row(r1) and is_valid_row(r2)</text:p>
      <text:p text:style-name="P502"><text:tab/><text:tab/><text:tab/>valid_columns:</text:p>
      <text:p text:style-name="P503"><text:tab/><text:tab/><text:tab/><text:tab/>is_valid_column(c1) and is_valid_column(c2)</text:p>
      <text:p text:style-name="P504"><text:tab/><text:tab/><text:tab/>valid_row_range:</text:p>
      <text:p text:style-name="P505"><text:tab/><text:tab/><text:tab/><text:tab/>r1&lt;=r2</text:p>
      <text:p text:style-name="P506"><text:tab/><text:tab/><text:tab/>valid_column_range:</text:p>
      <text:p text:style-name="P507"><text:tab/><text:tab/><text:tab/><text:tab/>c1&lt;=c2</text:p>
      <text:soft-page-break/>
      <text:p text:style-name="P508"><text:tab/><text:tab/>do</text:p>
      <text:p text:style-name="P509"><text:tab/><text:tab/><text:tab/>across</text:p>
      <text:p text:style-name="P510"><text:tab/><text:tab/><text:tab/><text:tab/>r1 |..| r2 as n</text:p>
      <text:p text:style-name="P511"><text:tab/><text:tab/><text:tab/>loop</text:p>
      <text:p text:style-name="P512"><text:tab/><text:tab/><text:tab/><text:tab/>across</text:p>
      <text:p text:style-name="P513"><text:tab/><text:tab/><text:tab/><text:tab/><text:tab/>c1 |..| c2 as m</text:p>
      <text:p text:style-name="P514"><text:tab/><text:tab/><text:tab/><text:tab/>loop</text:p>
      <text:p text:style-name="P515"><text:tab/><text:tab/><text:tab/><text:tab/><text:tab/>imp.put(status, n.item, m.item)</text:p>
      <text:p text:style-name="P516"><text:tab/><text:tab/><text:tab/><text:tab/>end</text:p>
      <text:p text:style-name="P517"><text:tab/><text:tab/><text:tab/>end</text:p>
      <text:p text:style-name="P518"><text:tab/><text:tab/>ensure</text:p>
      <text:p text:style-name="P519"><text:tab/><text:tab/><text:tab/>slots_in_range_set:</text:p>
      <text:p text:style-name="P520"><text:tab/><text:tab/><text:tab/><text:tab/>across</text:p>
      <text:p text:style-name="P521"><text:tab/><text:tab/><text:tab/><text:tab/><text:tab/>r1 |..| r2 as n</text:p>
      <text:p text:style-name="P522"><text:tab/><text:tab/><text:tab/><text:tab/>all</text:p>
      <text:p text:style-name="P523"><text:tab/><text:tab/><text:tab/><text:tab/><text:tab/>across</text:p>
      <text:p text:style-name="P524"><text:tab/><text:tab/><text:tab/><text:tab/><text:tab/><text:tab/>c1 |..| c2 as m</text:p>
      <text:p text:style-name="P525"><text:tab/><text:tab/><text:tab/><text:tab/><text:tab/>all</text:p>
      <text:p text:style-name="P526"><text:tab/><text:tab/><text:tab/><text:tab/><text:tab/><text:tab/>imp.item (n.item, m.item)~status</text:p>
      <text:p text:style-name="P527"><text:tab/><text:tab/><text:tab/><text:tab/><text:tab/>end</text:p>
      <text:p text:style-name="P528"><text:tab/><text:tab/><text:tab/><text:tab/>end</text:p>
      <text:p text:style-name="P529"><text:tab/><text:tab/><text:tab/>slots_not_in_range_unchanged:</text:p>
      <text:p text:style-name="P530"><text:tab/><text:tab/><text:tab/><text:tab/>matches_slots_except (current, r1,r2,c1,c2)</text:p>
      <text:p text:style-name="P531"><text:tab/><text:tab/>end</text:p>
      <text:p text:style-name="P532"/>
      <text:p text:style-name="P533">feature -- Auxiliary Queries</text:p>
      <text:p text:style-name="P534"><text:tab/>matches_slots_except (</text:p>
      <text:p text:style-name="P535"><text:tab/><text:tab/>other: BOARD; r1, r2, c1, c2: INTEGER)</text:p>
      <text:p text:style-name="P536"><text:tab/>: BOOLEAN</text:p>
      <text:p text:style-name="P537"><text:tab/><text:tab/><text:tab/>-- Do slots outside the intersection of</text:p>
      <text:p text:style-name="P538"><text:tab/><text:tab/><text:tab/>-- rows 'r1' to 'r2' and columns 'c1' and 'c2'</text:p>
      <text:p text:style-name="P539"><text:tab/><text:tab/><text:tab/>-- match in Current and 'other'.</text:p>
      <text:p text:style-name="P540"><text:tab/><text:tab/>require</text:p>
      <text:p text:style-name="P541"><text:tab/><text:tab/><text:tab/>consistent_row_numbers:</text:p>
      <text:p text:style-name="P542"><text:tab/><text:tab/><text:tab/><text:tab/>current.number_of_rows=other.number_of_rows</text:p>
      <text:p text:style-name="P543"><text:tab/><text:tab/><text:tab/>consistent_column_numbers:</text:p>
      <text:soft-page-break/>
      <text:p text:style-name="P544"><text:tab/><text:tab/><text:tab/><text:tab/>current.number_of_columns=other.number_of_columns</text:p>
      <text:p text:style-name="P545"><text:tab/><text:tab/><text:tab/>valid_rows:</text:p>
      <text:p text:style-name="P546"><text:tab/><text:tab/><text:tab/><text:tab/>is_valid_row(r1) and is_valid_row(r2)</text:p>
      <text:p text:style-name="P547"><text:tab/><text:tab/><text:tab/>valid_columns:</text:p>
      <text:p text:style-name="P548"><text:tab/><text:tab/><text:tab/><text:tab/>is_valid_column(r1) and is_valid_column(r2)</text:p>
      <text:p text:style-name="P549"><text:tab/><text:tab/><text:tab/>valid_row_range:</text:p>
      <text:p text:style-name="P550"><text:tab/><text:tab/><text:tab/><text:tab/>r1&lt;=r2</text:p>
      <text:p text:style-name="P551"><text:tab/><text:tab/><text:tab/>valid_column_range:</text:p>
      <text:p text:style-name="P552"><text:tab/><text:tab/><text:tab/><text:tab/>c1&lt;=c2</text:p>
      <text:p text:style-name="P553"><text:tab/><text:tab/>do</text:p>
      <text:p text:style-name="P554"><text:tab/><text:tab/><text:tab/>Result:= true</text:p>
      <text:p text:style-name="P555"><text:tab/><text:tab/><text:tab/>across</text:p>
      <text:p text:style-name="P556"><text:tab/><text:tab/><text:tab/><text:tab/>1 |..| number_of_rows as m</text:p>
      <text:p text:style-name="P557"><text:tab/><text:tab/><text:tab/>loop</text:p>
      <text:p text:style-name="P558"><text:tab/><text:tab/><text:tab/><text:tab/>across</text:p>
      <text:p text:style-name="P559"><text:tab/><text:tab/><text:tab/><text:tab/><text:tab/>1 |..| number_of_columns as n</text:p>
      <text:p text:style-name="P560"><text:tab/><text:tab/><text:tab/><text:tab/>loop</text:p>
      <text:p text:style-name="P561"><text:tab/><text:tab/><text:tab/><text:tab/><text:tab/>if<text:tab/>(n.item &lt; c1 or n.item &gt; c2) or (m.item &lt; r1 or m.item &gt; r2)</text:p>
      <text:p text:style-name="P562"><text:tab/><text:tab/><text:tab/><text:tab/><text:tab/>then</text:p>
      <text:p text:style-name="P563"><text:tab/><text:tab/><text:tab/><text:tab/><text:tab/><text:tab/>Result:= Current.status_of (n.item, m.item) ~ other.status_of (n.item, m.item)</text:p>
      <text:p text:style-name="P564"><text:tab/><text:tab/><text:tab/><text:tab/>end</text:p>
      <text:p text:style-name="P565"><text:tab/><text:tab/><text:tab/>end</text:p>
      <text:p text:style-name="P566"><text:tab/><text:tab/><text:tab/>end</text:p>
      <text:p text:style-name="P567"><text:tab/><text:tab/>ensure</text:p>
      <text:p text:style-name="P568"><text:tab/><text:tab/><text:tab/>correct_result:</text:p>
      <text:p text:style-name="P569"><text:tab/><text:tab/><text:tab/><text:tab/>across</text:p>
      <text:p text:style-name="P570"><text:tab/><text:tab/><text:tab/><text:tab/><text:tab/>1 |..| number_of_rows as i</text:p>
      <text:p text:style-name="P571"><text:tab/><text:tab/><text:tab/><text:tab/>all</text:p>
      <text:p text:style-name="P572"><text:tab/><text:tab/><text:tab/><text:tab/><text:tab/>across</text:p>
      <text:p text:style-name="P573"><text:tab/><text:tab/><text:tab/><text:tab/><text:tab/><text:tab/>1 |..| number_of_columns as j</text:p>
      <text:p text:style-name="P574"><text:tab/><text:tab/><text:tab/><text:tab/><text:tab/>all</text:p>
      <text:p text:style-name="P575"><text:tab/><text:tab/><text:tab/><text:tab/><text:tab/><text:tab/>Current.status_of (i.item,j.item) =<text:s/>other.status_of (i.item,j.item) or (i.item &lt;= r2 and i.item &gt;= r1 and j.item &gt;= c1 and j.item &lt;= c2 )</text:p>
      <text:p text:style-name="P576"><text:tab/><text:tab/><text:tab/><text:tab/>end</text:p>
      <text:p text:style-name="P577"><text:tab/><text:tab/><text:tab/>end</text:p>
      <text:soft-page-break/>
      <text:p text:style-name="P578"><text:tab/><text:tab/>end</text:p>
      <text:p text:style-name="P579"/>
      <text:p text:style-name="P580"><text:tab/>unavailable_slot: UNAVAILABLE_SLOT</text:p>
      <text:p text:style-name="P581"><text:tab/><text:tab/><text:tab/>-- A slot not available for movement.</text:p>
      <text:p text:style-name="P582"><text:tab/><text:tab/>do</text:p>
      <text:p text:style-name="P583"><text:tab/><text:tab/><text:tab/>Result := ssa.unavailable_slot</text:p>
      <text:p text:style-name="P584"><text:tab/><text:tab/>ensure</text:p>
      <text:p text:style-name="P585"><text:tab/><text:tab/><text:tab/>Result = ssa.unavailable_slot</text:p>
      <text:p text:style-name="P586"><text:tab/><text:tab/>end</text:p>
      <text:p text:style-name="P587"/>
      <text:p text:style-name="P588"><text:tab/>occupied_slot: OCCUPIED_SLOT</text:p>
      <text:p text:style-name="P589"><text:tab/><text:tab/><text:tab/>-- A slot available for moment but currently occupied.</text:p>
      <text:p text:style-name="P590"><text:tab/><text:tab/>do</text:p>
      <text:p text:style-name="P591"><text:tab/><text:tab/><text:tab/>Result := ssa.occupied_slot</text:p>
      <text:p text:style-name="P592"><text:tab/><text:tab/>ensure</text:p>
      <text:p text:style-name="P593"><text:tab/><text:tab/><text:tab/>Result = ssa.occupied_slot</text:p>
      <text:p text:style-name="P594"><text:tab/><text:tab/>end</text:p>
      <text:p text:style-name="P595"/>
      <text:p text:style-name="P596"><text:tab/>unoccupied_slot: UNOCCUPIED_SLOT</text:p>
      <text:p text:style-name="P597"><text:tab/><text:tab/><text:tab/>-- A slot<text:s/>available for moment and currently unoccupied.</text:p>
      <text:p text:style-name="P598"><text:tab/><text:tab/>do</text:p>
      <text:p text:style-name="P599"><text:tab/><text:tab/><text:tab/>Result := ssa.unoccupied_slot</text:p>
      <text:p text:style-name="P600"><text:tab/><text:tab/>ensure</text:p>
      <text:p text:style-name="P601"><text:tab/><text:tab/><text:tab/>Result = ssa.unoccupied_slot</text:p>
      <text:p text:style-name="P602"><text:tab/><text:tab/>end</text:p>
      <text:p text:style-name="P603"/>
      <text:p text:style-name="P604">feature -- Queries</text:p>
      <text:p text:style-name="P605"><text:tab/>number_of_rows: INTEGER</text:p>
      <text:p text:style-name="P606"><text:tab/><text:tab/><text:tab/>-- Number of rows in the board of game.</text:p>
      <text:p text:style-name="P607"><text:tab/><text:tab/>do</text:p>
      <text:p text:style-name="P608"><text:tab/><text:tab/><text:tab/>Result := imp.height</text:p>
      <text:p text:style-name="P609"><text:tab/><text:tab/>ensure</text:p>
      <text:p text:style-name="P610"><text:tab/><text:tab/><text:tab/>correct_result:</text:p>
      <text:p text:style-name="P611"><text:tab/><text:tab/><text:tab/><text:tab/>Result = imp.height</text:p>
      <text:p text:style-name="P612"><text:tab/><text:tab/>end</text:p>
      <text:p text:style-name="P613"/>
      <text:soft-page-break/>
      <text:p text:style-name="P614"><text:tab/>number_of_columns: INTEGER</text:p>
      <text:p text:style-name="P615"><text:tab/><text:tab/><text:tab/>-- Number of columns in the board of game.</text:p>
      <text:p text:style-name="P616"><text:tab/><text:tab/>do</text:p>
      <text:p text:style-name="P617"><text:tab/><text:tab/><text:tab/>Result := imp.width</text:p>
      <text:p text:style-name="P618"><text:tab/><text:tab/>ensure</text:p>
      <text:p text:style-name="P619"><text:tab/><text:tab/><text:tab/>correct_result:</text:p>
      <text:p text:style-name="P620"><text:tab/><text:tab/><text:tab/><text:tab/>Result = imp.width</text:p>
      <text:p text:style-name="P621"><text:tab/><text:tab/>end</text:p>
      <text:p text:style-name="P622"/>
      <text:p text:style-name="P623"><text:tab/>is_valid_row (r: INTEGER): BOOLEAN</text:p>
      <text:p text:style-name="P624"><text:tab/><text:tab/><text:tab/>-- Is 'r' a valid row number?</text:p>
      <text:p text:style-name="P625"><text:tab/><text:tab/>do</text:p>
      <text:p text:style-name="P626"><text:tab/><text:tab/><text:tab/>Result := r&gt;=1 and r&lt;= number_of_rows</text:p>
      <text:p text:style-name="P627"><text:tab/><text:tab/>ensure</text:p>
      <text:p text:style-name="P628"><text:tab/><text:tab/><text:tab/>correct_result:</text:p>
      <text:p text:style-name="P629"><text:tab/><text:tab/><text:tab/><text:tab/>Result = (r&gt;=1) and (r&lt;= number_of_rows)</text:p>
      <text:p text:style-name="P630"><text:tab/><text:tab/>end</text:p>
      <text:p text:style-name="P631"/>
      <text:p text:style-name="P632"><text:tab/>is_valid_column (c: INTEGER): BOOLEAN</text:p>
      <text:p text:style-name="P633"><text:tab/><text:tab/><text:tab/>-- Is 'x' a valid column number?</text:p>
      <text:p text:style-name="P634"><text:tab/><text:tab/>do</text:p>
      <text:p text:style-name="P635"><text:tab/><text:tab/><text:tab/>Result:=c&gt;=1 and<text:s/>c&lt;= number_of_columns</text:p>
      <text:p text:style-name="P636"><text:tab/><text:tab/>ensure</text:p>
      <text:p text:style-name="P637"><text:tab/><text:tab/><text:tab/>correct_result:</text:p>
      <text:p text:style-name="P638"><text:tab/><text:tab/><text:tab/><text:tab/>Result= (c&gt;=1) and (c&lt;=number_of_columns)</text:p>
      <text:p text:style-name="P639"><text:tab/><text:tab/>end</text:p>
      <text:p text:style-name="P640"/>
      <text:p text:style-name="P641"><text:tab/>status_of (r, c: INTEGER): SLOT_STATUS</text:p>
      <text:p text:style-name="P642"><text:tab/><text:tab/><text:tab/>-- Is the slot at row 'r' and column 'c'</text:p>
      <text:p text:style-name="P643"><text:tab/><text:tab/><text:tab/>-- unavailable, occupied, or unoccupied?</text:p>
      <text:p text:style-name="P644"><text:tab/><text:tab/>require</text:p>
      <text:p text:style-name="P645"><text:tab/><text:tab/><text:tab/>valid_row:</text:p>
      <text:p text:style-name="P646"><text:tab/><text:tab/><text:tab/><text:tab/>is_valid_row(r)</text:p>
      <text:p text:style-name="P647"><text:tab/><text:tab/><text:tab/>valid_column:</text:p>
      <text:p text:style-name="P648"><text:tab/><text:tab/><text:tab/><text:tab/>is_valid_column(c)</text:p>
      <text:p text:style-name="P649"><text:tab/><text:tab/>do</text:p>
      <text:soft-page-break/>
      <text:p text:style-name="P650"><text:tab/><text:tab/><text:tab/>Result := imp.item (r, c)</text:p>
      <text:p text:style-name="P651"><text:tab/><text:tab/>ensure</text:p>
      <text:p text:style-name="P652"><text:tab/><text:tab/><text:tab/>correct_result:</text:p>
      <text:p text:style-name="P653"><text:tab/><text:tab/><text:tab/><text:tab/>Result = imp.item (r, c)</text:p>
      <text:p text:style-name="P654"><text:tab/><text:tab/>end</text:p>
      <text:p text:style-name="P655"/>
      <text:p text:style-name="P656"><text:tab/>number_of_occupied_slots: INTEGER</text:p>
      <text:p text:style-name="P657"><text:tab/><text:tab/><text:tab/>-- Number of slots occupied by pegs on current board.</text:p>
      <text:p text:style-name="P658"><text:tab/><text:tab/>do</text:p>
      <text:p text:style-name="P659"><text:tab/><text:tab/><text:tab/>across</text:p>
      <text:p text:style-name="P660"><text:tab/><text:tab/><text:tab/><text:tab/>1 |..| number_of_rows as n</text:p>
      <text:p text:style-name="P661"><text:tab/><text:tab/><text:tab/>loop</text:p>
      <text:p text:style-name="P662"><text:tab/><text:tab/><text:tab/><text:tab/>across</text:p>
      <text:p text:style-name="P663"><text:tab/><text:tab/><text:tab/><text:tab/><text:tab/>1 |..| number_of_columns as m</text:p>
      <text:p text:style-name="P664"><text:tab/><text:tab/><text:tab/><text:tab/>loop</text:p>
      <text:p text:style-name="P665"><text:tab/><text:tab/><text:tab/><text:tab/><text:tab/>if status_of(n.item,m.item) = occupied_slot then</text:p>
      <text:p text:style-name="P666"><text:tab/><text:tab/><text:tab/><text:tab/><text:tab/><text:tab/>result:=result+1</text:p>
      <text:p text:style-name="P667"><text:tab/><text:tab/><text:tab/><text:tab/><text:tab/>end</text:p>
      <text:p text:style-name="P668"><text:tab/><text:tab/><text:tab/><text:tab/>end</text:p>
      <text:p text:style-name="P669"><text:tab/><text:tab/><text:tab/>end</text:p>
      <text:p text:style-name="P670"><text:tab/><text:tab/>end</text:p>
      <text:p text:style-name="P671"/>
      <text:p text:style-name="P672">feature -- Equality</text:p>
      <text:p text:style-name="P673"><text:tab/>is_equal (other: like Current): BOOLEAN</text:p>
      <text:p text:style-name="P674"><text:tab/><text:tab/><text:tab/>-- Is current board equal to 'other'?</text:p>
      <text:p text:style-name="P675"><text:tab/><text:tab/>do</text:p>
      <text:p text:style-name="P676"><text:tab/><text:tab/><text:tab/>Result:=(Current.out~other.out)</text:p>
      <text:p text:style-name="P677"><text:tab/><text:tab/>ensure then</text:p>
      <text:p text:style-name="P678"><text:tab/><text:tab/><text:tab/>correct_result:</text:p>
      <text:p text:style-name="P679"><text:tab/><text:tab/><text:tab/><text:tab/>Result = (current.out~other.out)</text:p>
      <text:p text:style-name="P680"><text:tab/><text:tab/>end</text:p>
      <text:p text:style-name="P681"/>
      <text:p text:style-name="P682">feature -- Output</text:p>
      <text:p text:style-name="P683"><text:tab/>out: STRING</text:p>
      <text:p text:style-name="P684"><text:tab/><text:tab/><text:tab/>-- String representation of current board.</text:p>
      <text:p text:style-name="P685"><text:tab/><text:tab/>do</text:p>
      <text:soft-page-break/>
      <text:p text:style-name="P686"><text:tab/><text:tab/><text:tab/>create Result.make_empty</text:p>
      <text:p text:style-name="P687"/>
      <text:p text:style-name="P688"><text:tab/><text:tab/><text:tab/>--Result := Current.out</text:p>
      <text:p text:style-name="P689"><text:tab/><text:tab/><text:tab/>across</text:p>
      <text:p text:style-name="P690"><text:tab/><text:tab/><text:tab/><text:tab/>1|..| number_of_rows as m</text:p>
      <text:p text:style-name="P691"><text:tab/><text:tab/><text:tab/>loop</text:p>
      <text:p text:style-name="P692"><text:tab/><text:tab/><text:tab/><text:tab/>across</text:p>
      <text:p text:style-name="P693"><text:tab/><text:tab/><text:tab/><text:tab/><text:tab/><text:s/>1 |..| number_of_columns as n</text:p>
      <text:p text:style-name="P694"><text:tab/><text:tab/><text:tab/><text:tab/>loop</text:p>
      <text:p text:style-name="P695"><text:tab/><text:tab/><text:tab/><text:tab/><text:tab/>if imp.item (m.item, n.item) ~ ssa.unavailable_slot</text:p>
      <text:p text:style-name="P696"><text:tab/><text:tab/><text:tab/><text:tab/><text:tab/>then</text:p>
      <text:p text:style-name="P697"><text:tab/><text:tab/><text:tab/><text:tab/><text:tab/><text:tab/>Result.append ("*")</text:p>
      <text:p text:style-name="P698"><text:tab/><text:tab/><text:tab/><text:tab/><text:tab/>end</text:p>
      <text:p text:style-name="P699"/>
      <text:p text:style-name="P700"><text:tab/><text:tab/><text:tab/><text:tab/><text:tab/>if imp.item (m.item, n.item) ~ ssa.occupied_slot</text:p>
      <text:p text:style-name="P701"><text:tab/><text:tab/><text:tab/><text:tab/><text:tab/>then</text:p>
      <text:p text:style-name="P702"><text:tab/><text:tab/><text:tab/><text:tab/><text:tab/><text:tab/>Result.append ("O")</text:p>
      <text:p text:style-name="P703"><text:tab/><text:tab/><text:tab/><text:tab/><text:tab/>end</text:p>
      <text:p text:style-name="P704"/>
      <text:p text:style-name="P705"><text:tab/><text:tab/><text:tab/><text:tab/><text:tab/>if imp.item (m.item, n.item) ~ ssa.unoccupied_slot</text:p>
      <text:p text:style-name="P706"><text:tab/><text:tab/><text:tab/><text:tab/><text:tab/>then</text:p>
      <text:p text:style-name="P707"><text:tab/><text:tab/><text:tab/><text:tab/><text:tab/><text:tab/>Result.append (".")</text:p>
      <text:p text:style-name="P708"><text:tab/><text:tab/><text:tab/><text:tab/><text:tab/>end</text:p>
      <text:p text:style-name="P709"><text:tab/><text:tab/><text:tab/><text:tab/>end</text:p>
      <text:p text:style-name="P710"><text:tab/><text:tab/><text:tab/><text:tab/>Result.append ("%N")</text:p>
      <text:p text:style-name="P711"><text:tab/><text:tab/><text:tab/>end</text:p>
      <text:p text:style-name="P712"/>
      <text:p text:style-name="P713"><text:tab/><text:tab/><text:tab/>Result.remove_tail (1)</text:p>
      <text:p text:style-name="P714"/>
      <text:p text:style-name="P715"><text:tab/><text:tab/>end</text:p>
      <text:p text:style-name="P716"/>
      <text:p text:style-name="P717">feature {NONE} -- Implementation</text:p>
      <text:p text:style-name="P718"/>
      <text:p text:style-name="P719"><text:tab/>ssa:SLOT_STATUS_ACCESS</text:p>
      <text:p text:style-name="P720"><text:tab/>bta: BOARD_TEMPLATES_ACCESS</text:p>
      <text:p text:style-name="P721"/>
      <text:soft-page-break/>
      <text:p text:style-name="P722"><text:tab/>--<text:s/>Note: ARRAY2 takes row (y) and then column (x)</text:p>
      <text:p text:style-name="P723"><text:tab/>imp: ARRAY2[SLOT_STATUS]</text:p>
      <text:p text:style-name="P724">end</text:p>
      <text:p text:style-name="P725"/>
      <text:p text:style-name="P726"/>
      <text:p text:style-name="P727"/>
      <text:soft-page-break/>
      <text:p text:style-name="P728"><text:span text:style-name="T729">Architectural Diagram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 Sharp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aad Saeed</dc:creator>
    <meta:creation-date>2017-10-16T16:25:00Z</meta:creation-date>
    <dc:date>2017-10-17T12:48:00Z</dc:date>
    <meta:template xlink:href="Normal" xlink:type="simple"/>
    <meta:editing-cycles>5</meta:editing-cycles>
    <meta:editing-duration>PT9600S</meta:editing-duration>
    <meta:document-statistic meta:page-count="23" meta:paragraph-count="37" meta:word-count="2825" meta:character-count="18895" meta:row-count="134" meta:non-whitespace-character-count="16107"/>
  </office:meta>
</office:document-meta>
</file>